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RUFileListPreferenceSaver.saveSettings( SaveSettings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RUFileListPreferenceSaver.loadSettings( LoadSettings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RUFileListPreferenceSav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UFileListPreferenceSaver.getMRULocation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RUFileListPreferenceSaver.MRUFileListPreferenceS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